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assCON2023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Masscollabs Services with GFDLv1.3+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he year of Free Software Busines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Re-designing the projects , thinking how to make them more useful and ready for people who wants to use them.</text:p>
              </text:list-item>
              <text:list-item>
                <text:p>Understanding how Free Software works for both client side and server side</text:p>
              </text:list-item>
              <text:list-item>
                <text:p>Focusing on production and how the technology can be produced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Q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Ready for QA in #masscon IRC Channel in Libera.C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0:23:06.271940346</meta:creation-date>
    <meta:editing-duration>PT5M21S</meta:editing-duration>
    <meta:editing-cycles>3</meta:editing-cycles>
    <meta:generator>LibreOffice/7.3.7.2$Linux_X86_64 LibreOffice_project/30$Build-2</meta:generator>
    <dc:title>Beehive</dc:title>
    <dc:date>2023-05-13T10:28:24.306428802</dc:date>
    <meta:document-statistic meta:object-count="148"/>
  </office:meta>
</office:document-meta>
</file>